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Operation.FilterOperation( int id , String abbreviation , String resourceKey , FilterOperationHint operat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Operation.getAbbr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Opera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Operation.getResour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Operation.getOper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